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21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5.57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Folder</text:p>
          </table:table-cell>
          <table:table-cell table:style-name="ce1" office:value-type="string">
            <text:p>Sub folder(s)</text:p>
          </table:table-cell>
          <table:table-cell table:style-name="ce1" office:value-type="string">
            <text:p>Asset(s)</text:p>
          </table:table-cell>
          <table:table-cell table:style-name="ce1" office:value-type="string">
            <text:p>Adiotional info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ssault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ssault_rock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wf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wf_props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battery_wall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seawall_wall</text:p>
          </table:table-cell>
          <table:table-cell office:value-type="string">
            <text:p>ALL</text:p>
          </table:table-cell>
          <table:table-cell office:value-type="string">
            <text:p>duplicate of battery_wall</text:p>
          </table:table-cell>
          <table:table-cell table:number-columns-repeated="1020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bunkder_sd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temperate_sd</text:p>
          </table:table-cell>
          <table:table-cell office:value-type="string">
            <text:p>diffuse only</text:p>
          </table:table-cell>
          <table:table-cell office:value-type="string">
            <text:p>I made a bug-report because normals and such don't work in terrai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ssault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ssault_rock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wf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wf_props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battery_wall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seawall_wall.shader</text:p>
          </table:table-cell>
          <table:table-cell office:value-type="string">
            <text:p>Outdated, but supported for backwards compatibility</text:p>
          </table:table-cell>
          <table:table-cell table:number-columns-repeated="1020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bunker_sd.shader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30">30-06-2011</text:date>, <text:time>09:06: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vin Degeling</meta:initial-creator>
    <meta:creation-date>2011-06-27T18:42:56.51</meta:creation-date>
    <dc:date>2011-06-30T09:06:19.78</dc:date>
    <dc:creator>Kevin Degeling</dc:creator>
    <meta:editing-duration>PT19M56S</meta:editing-duration>
    <meta:editing-cycles>4</meta:editing-cycles>
    <meta:generator>LibreOffice/3.3$Win32 LibreOffice_project/330m19$Build-6</meta:generator>
    <meta:document-statistic meta:table-count="3" meta:cell-count="45" meta:object-count="0"/>
  </office:meta>
</office:document-meta>
</file>